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3" draw:id="id3" draw:layer="layout" svg:width="3.1cm" svg:height="0.9cm" svg:x="1cm" svg:y="5.1cm">
          <text:p text:style-name="P1">a<text:span text:style-name="T1">0</text:span>&lt;a<text:span text:style-name="T1">1</text:span>&lt;a<text:span text:style-name="T1">2</text:span></text:p>
        </draw:rect>
        <draw:connector draw:style-name="gr2" draw:text-style-name="P1" draw:layer="layout" draw:type="line" svg:x1="5.034cm" svg:y1="2.7cm" svg:x2="10.501cm" svg:y2="2cm" draw:start-shape="id1" draw:start-glue-point="0" draw:end-shape="id2" draw:end-glue-point="2" svg:d="m5034 2700 5467-700">
          <text:p text:style-name="P1">ja</text:p>
        </draw:connector>
        <draw:connector draw:style-name="gr2" draw:text-style-name="P1" draw:layer="layout" draw:type="line" svg:x1="5.034cm" svg:y1="3.7cm" svg:x2="2.55cm" svg:y2="5.1cm" draw:start-shape="id1" draw:start-glue-point="2" draw:end-shape="id3" draw:end-glue-point="0" svg:d="m5034 3700-2484 1400">
          <text:p text:style-name="P1">ja</text:p>
        </draw:connector>
        <draw:connector draw:style-name="gr2" draw:text-style-name="P1" draw:layer="layout" draw:type="line" svg:x1="5.034cm" svg:y1="3.7cm" svg:x2="6.856cm" svg:y2="5.1cm" draw:start-shape="id1" draw:start-glue-point="2" draw:end-shape="id4" draw:end-glue-point="0" svg:d="m5034 3700 1822 1400">
          <text:p text:style-name="P1">nein</text:p>
        </draw:connector>
        <draw:rect draw:style-name="gr1" draw:text-style-name="P1" xml:id="id5" draw:id="id5" draw:layer="layout" svg:width="3.1cm" svg:height="0.9cm" svg:x="2.7cm" svg:y="8cm">
          <text:p text:style-name="P1">a<text:span text:style-name="T1">0</text:span>&lt;a<text:span text:style-name="T1">2</text:span>&lt;a<text:span text:style-name="T1">1</text:span></text:p>
        </draw:rect>
        <draw:connector draw:style-name="gr2" draw:text-style-name="P1" draw:layer="layout" draw:type="line" svg:x1="4.25cm" svg:y1="8cm" svg:x2="6.856cm" svg:y2="6.1cm" draw:start-shape="id5" draw:start-glue-point="0" draw:end-shape="id4" draw:end-glue-point="2" svg:d="m4250 8000 2606-1900">
          <text:p text:style-name="P1">ja</text:p>
        </draw:connector>
        <draw:connector draw:style-name="gr2" draw:text-style-name="P1" draw:layer="layout" draw:type="line" svg:x1="6.856cm" svg:y1="6.1cm" svg:x2="8.678cm" svg:y2="8cm" draw:start-shape="id4" draw:start-glue-point="2" draw:end-shape="id6" draw:end-glue-point="0" svg:d="m6856 6100 1822 1900">
          <text:p text:style-name="P1">nein</text:p>
        </draw:connector>
        <draw:connector draw:style-name="gr2" draw:text-style-name="P1" draw:layer="layout" draw:type="line" svg:x1="10.501cm" svg:y1="2cm" svg:x2="15.967cm" svg:y2="2.6cm" draw:start-shape="id2" draw:start-glue-point="2" draw:end-shape="id7" draw:end-glue-point="0" svg:d="m10501 2000 5466 600">
          <text:p text:style-name="P1">nein</text:p>
        </draw:connector>
        <draw:g>
          <draw:ellipse draw:style-name="gr1" draw:text-style-name="P1" xml:id="id2" draw:id="id2" draw:layer="layout" svg:width="2.4cm" svg:height="1cm" svg:x="9.301cm" svg:y="1cm">
            <text:p text:style-name="P1">a<text:span text:style-name="T1">0</text:span>&lt;a<text:span text:style-name="T1">1</text:span></text:p>
          </draw:ellipse>
          <draw:ellipse draw:style-name="gr1" draw:text-style-name="P1" xml:id="id1" draw:id="id1" draw:layer="layout" svg:width="2.4cm" svg:height="1cm" svg:x="3.834cm" svg:y="2.7cm">
            <text:p text:style-name="P1">a<text:span text:style-name="T1">1</text:span>&lt;a<text:span text:style-name="T1">2</text:span></text:p>
          </draw:ellipse>
          <draw:ellipse draw:style-name="gr1" draw:text-style-name="P1" xml:id="id4" draw:id="id4" draw:layer="layout" svg:width="2.4cm" svg:height="1cm" svg:x="5.656cm" svg:y="5.1cm">
            <text:p text:style-name="P1">a<text:span text:style-name="T1">0</text:span>&lt;a<text:span text:style-name="T1">2</text:span></text:p>
          </draw:ellipse>
          <draw:rect draw:style-name="gr1" draw:text-style-name="P1" xml:id="id6" draw:id="id6" draw:layer="layout" svg:width="3.1cm" svg:height="0.9cm" svg:x="7.128cm" svg:y="8cm">
            <text:p text:style-name="P1">a<text:span text:style-name="T1">2</text:span>&lt;a<text:span text:style-name="T1">0</text:span>&lt;a<text:span text:style-name="T1">1</text:span></text:p>
          </draw:rect>
          <draw:ellipse draw:style-name="gr1" draw:text-style-name="P1" xml:id="id7" draw:id="id7" draw:layer="layout" svg:width="2.4cm" svg:height="1cm" svg:x="14.767cm" svg:y="2.6cm">
            <text:p text:style-name="P1">a<text:span text:style-name="T1">0</text:span>&gt;a<text:span text:style-name="T1">2</text:span></text:p>
          </draw:ellipse>
          <draw:ellipse draw:style-name="gr1" draw:text-style-name="P1" xml:id="id9" draw:id="id9" draw:layer="layout" svg:width="2.4cm" svg:height="1cm" svg:x="12.945cm" svg:y="5.1cm">
            <text:p text:style-name="P1">a<text:span text:style-name="T1">1</text:span>&lt;a<text:span text:style-name="T1">2</text:span></text:p>
          </draw:ellipse>
          <draw:rect draw:style-name="gr1" draw:text-style-name="P1" xml:id="id8" draw:id="id8" draw:layer="layout" svg:width="3.1cm" svg:height="0.9cm" svg:x="10.773cm" svg:y="8cm">
            <text:p text:style-name="P1">a<text:span text:style-name="T1">1</text:span>&lt;a<text:span text:style-name="T1">2</text:span>&lt;a<text:span text:style-name="T1">0</text:span></text:p>
          </draw:rect>
        </draw:g>
        <draw:connector draw:style-name="gr2" draw:text-style-name="P1" draw:layer="layout" draw:type="line" svg:x1="12.323cm" svg:y1="8cm" svg:x2="14.145cm" svg:y2="6.1cm" draw:start-shape="id8" draw:start-glue-point="0" draw:end-shape="id9" draw:end-glue-point="2" svg:d="m12323 8000 1822-1900">
          <text:p text:style-name="P1">ja</text:p>
        </draw:connector>
        <draw:rect draw:style-name="gr1" draw:text-style-name="P1" xml:id="id10" draw:id="id10" draw:layer="layout" svg:width="3.1cm" svg:height="0.9cm" svg:x="15.2cm" svg:y="7.9cm">
          <text:p text:style-name="P1">a<text:span text:style-name="T1">2</text:span>&lt;a<text:span text:style-name="T1">1</text:span>&lt;a<text:span text:style-name="T1">0</text:span></text:p>
        </draw:rect>
        <draw:connector draw:style-name="gr2" draw:text-style-name="P1" draw:layer="layout" draw:type="line" svg:x1="14.145cm" svg:y1="6.1cm" svg:x2="16.75cm" svg:y2="7.9cm" draw:start-shape="id9" draw:start-glue-point="2" draw:end-shape="id10" draw:end-glue-point="0" svg:d="m14145 6100 2605 1800">
          <text:p text:style-name="P1">nein</text:p>
        </draw:connector>
        <draw:connector draw:style-name="gr2" draw:text-style-name="P1" draw:layer="layout" draw:type="line" svg:x1="15.967cm" svg:y1="3.6cm" svg:x2="14.145cm" svg:y2="5.1cm" draw:start-shape="id7" draw:start-glue-point="2" draw:end-shape="id9" draw:end-glue-point="0" svg:d="m15967 3600-1822 1500">
          <text:p text:style-name="P1">ja</text:p>
        </draw:connector>
        <draw:rect draw:style-name="gr1" draw:text-style-name="P1" xml:id="id11" draw:id="id11" draw:layer="layout" svg:width="3.1cm" svg:height="0.9cm" svg:x="16.9cm" svg:y="5.2cm">
          <text:p text:style-name="P1">a<text:span text:style-name="T1">1</text:span>&lt;a<text:span text:style-name="T1">0</text:span>&lt;a<text:span text:style-name="T1">2</text:span></text:p>
        </draw:rect>
        <draw:connector draw:style-name="gr2" draw:text-style-name="P1" draw:layer="layout" draw:type="line" svg:x1="15.967cm" svg:y1="3.6cm" svg:x2="18.45cm" svg:y2="5.2cm" draw:start-shape="id7" draw:start-glue-point="2" draw:end-shape="id11" draw:end-glue-point="0" svg:d="m15967 3600 2483 1600">
          <text:p text:style-name="P1">nein</text:p>
        </draw:connector>
        <draw:custom-shape draw:style-name="gr3" draw:text-style-name="P1" xml:id="id13" draw:id="id13" draw:layer="layout" svg:width="1.3cm" svg:height="1.3cm" svg:x="3.0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2" draw:id="id12" draw:layer="layout" svg:width="2.1cm" svg:height="2cm" svg:x="1.1cm" svg:y="12.2cm">
          <text:p text:style-name="P1">l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draw:type="line" svg:x1="2.15cm" svg:y1="12.2cm" svg:x2="3.24cm" svg:y2="11.31cm" draw:start-shape="id12" draw:start-glue-point="4" draw:end-shape="id13" draw:end-glue-point="7" svg:d="m2150 12200 1090-890">
          <text:p/>
        </draw:connector>
        <draw:custom-shape draw:style-name="gr4" draw:text-style-name="P1" xml:id="id14" draw:id="id14" draw:layer="layout" svg:width="2.1cm" svg:height="2cm" svg:x="4.2cm" svg:y="12.2cm">
          <text:p text:style-name="P1">r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draw:type="line" svg:x1="4.16cm" svg:y1="11.31cm" svg:x2="5.25cm" svg:y2="12.2cm" draw:start-shape="id13" draw:start-glue-point="9" draw:end-shape="id14" draw:end-glue-point="4" svg:d="m4160 11310 1090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5T12:25:23.77</meta:creation-date>
    <dc:date>2012-12-05T12:54:38.11</dc:date>
    <meta:editing-duration>PT29M14S</meta:editing-duration>
    <meta:editing-cycles>3</meta:editing-cycles>
    <meta:generator>OpenOffice.org/3.4.1$Win32 OpenOffice.org_project/341m1$Build-9593</meta:generator>
    <meta:document-statistic meta:object-count="27"/>
  </office:meta>
</office:document-meta>
</file>